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E00000209DFC167EC38A11014.png" manifest:media-type="image/png"/>
  <manifest:file-entry manifest:full-path="Pictures/100002010000038E0000021E9D9FAAFAEACFB501.png" manifest:media-type="image/png"/>
  <manifest:file-entry manifest:full-path="Pictures/10000201000003910000021895A26F81673F7622.png" manifest:media-type="image/png"/>
  <manifest:file-entry manifest:full-path="Pictures/100002010000035F000003B37EF78C8836857707.png" manifest:media-type="image/png"/>
  <manifest:file-entry manifest:full-path="Pictures/10000201000003DA0000048E136B075C6B8EB9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196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895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176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757cm" svg:height="20.999cm" svg:x="11.022cm" svg:y="-0.171cm">
          <draw:image xlink:href="Pictures/10000201000003DA0000048E136B075C6B8EB9C9.png" xlink:type="simple" xlink:show="embed" xlink:actuate="onLoad" loext:mime-type="image/png">
            <text:p/>
          </draw:image>
        </draw:frame>
        <draw:frame draw:style-name="gr1" draw:text-style-name="P1" draw:layer="layout" svg:width="18.266cm" svg:height="20.044cm" svg:x="-7.82cm" svg:y="-0.1cm">
          <draw:image xlink:href="Pictures/100002010000035F000003B37EF78C8836857707.png" xlink:type="simple" xlink:show="embed" xlink:actuate="onLoad" loext:mime-type="image/png">
            <text:p/>
          </draw:image>
        </draw:frame>
        <draw:line draw:style-name="gr2" draw:text-style-name="P1" draw:layer="layout" svg:x1="10.668cm" svg:y1="-0.171cm" svg:x2="10.668cm" svg:y2="21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1" draw:layer="layout" svg:width="8.127cm" svg:height="11.344cm" svg:x="9.515cm" svg:y="4.826cm">
          <draw:image xlink:href="Pictures/10000201000003910000021895A26F81673F7622.png" xlink:type="simple" xlink:show="embed" xlink:actuate="onLoad" loext:mime-type="image/png">
            <text:p/>
          </draw:image>
        </draw:frame>
        <draw:frame draw:style-name="gr5" draw:text-style-name="P1" draw:layer="layout" svg:width="7.264cm" svg:height="11.379cm" svg:x="1.64cm" svg:y="4.826cm">
          <draw:image xlink:href="Pictures/100002010000038E0000021E9D9FAAFAEACFB501.png" xlink:type="simple" xlink:show="embed" xlink:actuate="onLoad" loext:mime-type="image/png">
            <text:p/>
          </draw:image>
        </draw:frame>
        <draw:frame draw:style-name="gr6" draw:text-style-name="P1" draw:layer="layout" svg:width="8.255cm" svg:height="11.328cm" svg:x="18.196cm" svg:y="4.826cm">
          <draw:image xlink:href="Pictures/100002010000038E00000209DFC167EC38A110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2:55:29.092309654</meta:creation-date>
    <dc:title>jelmer_base</dc:title>
    <meta:editing-duration>PT16M37S</meta:editing-duration>
    <meta:editing-cycles>4</meta:editing-cycles>
    <meta:generator>LibreOffice/6.4.6.2$Linux_X86_64 LibreOffice_project/40$Build-2</meta:generator>
    <meta:initial-creator>Jelmer Poelstra</meta:initial-creator>
    <dc:date>2021-01-26T09:44:22.462870350</dc:date>
    <dc:creator>Jelmer Poelstra</dc:creator>
    <meta:document-statistic meta:object-count="31"/>
  </office:meta>
</office:document-meta>
</file>